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427ea"/>
    </style:style>
    <style:style style:name="P2" style:family="paragraph" style:parent-style-name="Standard">
      <style:text-properties officeooo:paragraph-rsid="0015b923"/>
    </style:style>
    <style:style style:name="P3" style:family="paragraph" style:parent-style-name="Standard">
      <style:text-properties officeooo:paragraph-rsid="00173076"/>
    </style:style>
    <style:style style:name="P4" style:family="paragraph" style:parent-style-name="Standard">
      <style:text-properties fo:font-weight="bold" officeooo:paragraph-rsid="00173076" style:font-weight-asian="bold" style:font-weight-complex="bold"/>
    </style:style>
    <style:style style:name="T1" style:family="text">
      <style:text-properties officeooo:rsid="0011fb28"/>
    </style:style>
    <style:style style:name="T2" style:family="text">
      <style:text-properties officeooo:rsid="0013b372"/>
    </style:style>
    <style:style style:name="T3" style:family="text">
      <style:text-properties officeooo:rsid="001427ea"/>
    </style:style>
    <style:style style:name="T4" style:family="text">
      <style:text-properties officeooo:rsid="0014adff"/>
    </style:style>
    <style:style style:name="T5" style:family="text">
      <style:text-properties officeooo:rsid="0015b923"/>
    </style:style>
    <style:style style:name="T6" style:family="text">
      <style:text-properties officeooo:rsid="00173076"/>
    </style:style>
    <style:style style:name="T7" style:family="text">
      <style:text-properties officeooo:rsid="0018564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DdeLink__7_2099391911"/><text:span text:style-name="T1">Group-Office: online collaboration and CRM</text:span></text:h>
      <text:p text:style-name="P3"><text:span text:style-name="T3">Group-Office is an open source groupware and CRM system. </text:span><text:span text:style-name="T1">There are many groupware and CRM systems on the market these days. </text:span><text:span text:style-name="T3">But w</text:span><text:span text:style-name="T1">hat makes Group-Office stand out in the crowd?</text:span></text:p>
      <text:p text:style-name="P3"><text:span text:style-name="T1"/></text:p>
      <text:p text:style-name="P4"><text:span text:style-name="T6">Data structure and Links</text:span></text:p>
      <text:p text:style-name="P3"><text:span text:style-name="T1">Group-Office does a great job at keeping large amounts of data organized. </text:span><text:span text:style-name="T2">All content is indexed so it can be found </text:span><text:span text:style-name="T6">quickly</text:span><text:span text:style-name="T2">. </text:span><text:span text:style-name="T3">You'll have access to all relevant project or customer data within seconds. <text:s/></text:span><text:span text:style-name="T1">With the links system all relevant data is connected to eachother. Incoming e-mails are quickly </text:span><text:bookmark-start text:name="__DdeLink__1_2099391911"/><text:span text:style-name="T1">linked</text:span><text:bookmark-end text:name="__DdeLink__1_2099391911"/><text:span text:style-name="T1"> to a customer or project. </text:span><text:span text:style-name="T3">Tasks and appointments are kept in your calendar but are </text:span><text:span text:style-name="T1">linked</text:span><text:span text:style-name="T3"> to your customer as well. </text:span><text:span text:style-name="T4">When you get to the point of making a quote for your customer the billing module quickly generates these documents from the catalog or with custom entries. Quotes are turned into orders or invoices easily.</text:span><text:span text:style-name="T3"> </text:span></text:p>
      <text:p text:style-name="P2"><text:span text:style-name="T3"/></text:p>
      <text:p text:style-name="P4"><text:span text:style-name="T6">Customer support</text:span></text:p>
      <text:p text:style-name="P2"><text:span text:style-name="T3">The main focus of Group-Office is at servicing your customers</text:span><text:span text:style-name="T5"> in any kind of way</text:span><text:span text:style-name="T3">. Customer support is handled through the ticket system that keeps support calls organized and gives a clear overview if support calls are handled well by the support officers.</text:span></text:p>
      <text:p text:style-name="P1"><text:span text:style-name="T3"/></text:p>
      <text:p text:style-name="P4"><text:span text:style-name="T6">Document management</text:span></text:p>
      <text:p text:style-name="P2"><text:span text:style-name="T5">Documents can be edited straight from the browser and with the locking mechanism collaboration is easy. The files can also be mounted as a network drive from your desktop computer. With the send file as download link feature there's no need for insecure web services anymore to get that large file to your customer by e-mail.</text:span></text:p>
      <text:p text:style-name="P1"><text:span text:style-name="T3"/></text:p>
      <text:p text:style-name="P4"><text:span text:style-name="T6">Cross platform and mobile</text:span></text:p>
      <text:p text:style-name="P1"><text:span text:style-name="T5">The calendar d</text:span><text:span text:style-name="T3">ata, </text:span><text:span text:style-name="T5">contacts and files</text:span><text:span text:style-name="T3"> can also be synchronized with other clients for Windows, Mac OS X, Linux and almost any mobile device.</text:span></text:p>
      <text:p text:style-name="P1"><text:span text:style-name="T3"/></text:p>
      <text:p text:style-name="P4"><text:span text:style-name="T6">Customizable and secure</text:span></text:p>
      <text:p text:style-name="P3"><text:span text:style-name="T5">All these features are wrapped in a modern easy to use interface that has just been completely renewed. </text:span><text:span text:style-name="T6">Because of it's open source code base it's possible to modify and extend Group-Office to suit your needs. Deploy it to your own server so you know that your private data is secure.</text:span></text:p>
      <text:p text:style-name="P3"><text:span text:style-name="T6"/></text:p>
      <text:p text:style-name="P3"><text:span text:style-name="T5">Intermesh tries to deliver the best collaboration platform </text:span><text:span text:style-name="T7">with Group-Office</text:span><text:span text:style-name="T5">!</text:span><text:bookmark-end text:name="__DdeLink__7_20993919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rijn Schering</meta:initial-creator>
    <meta:creation-date>2013-08-21T11:36:20</meta:creation-date>
    <dc:date>2013-08-21T16:24:57</dc:date>
    <dc:creator>Merijn Schering</dc:creator>
    <meta:editing-duration>PT4H42M5S</meta:editing-duration>
    <meta:editing-cycles>5</meta:editing-cycles>
    <meta:generator>LibreOffice/4.0.2.2$Linux_X86_64 LibreOffice_project/400m0$Build-2</meta:generator>
    <meta:document-statistic meta:table-count="0" meta:image-count="0" meta:object-count="0" meta:page-count="1" meta:paragraph-count="13" meta:word-count="340" meta:character-count="2033" meta:non-whitespace-character-count="1704"/>
  </office:meta>
</office:document-meta>
</file>